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-width="0.5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16cm"/>
    </style:style>
    <style:style style:name="gr3" style:family="graphic" style:parent-style-name="standard">
      <style:graphic-properties draw:stroke="none" svg:stroke-color="#000000" draw:fill="none" draw:fill-color="#ffffff" fo:min-height="0.8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1cm" fo:min-width="4.5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38cm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3" style:family="paragraph">
      <style:text-properties fo:font-family="'Liberation Sans'" style:font-family-generic="swiss" style:font-pitch="variable"/>
    </style:style>
    <style:style style:name="P4" style:family="paragraph">
      <style:paragraph-properties fo:margin-left="0cm" fo:margin-right="0cm" fo:text-align="start" fo:text-indent="0cm"/>
      <style:text-properties fo:font-family="'Liberation Mono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Mono'" style:font-family-generic="modern" style:font-pitch="fixed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629cm" svg:y1="0.585cm" svg:x2="2.893cm" svg:y2="0.585cm">
            <text:p/>
          </draw:line>
          <draw:line draw:style-name="gr1" draw:text-style-name="P1" draw:layer="layout" svg:x1="0.639cm" svg:y1="2.835cm" svg:x2="0.639cm" svg:y2="0.571cm">
            <text:p/>
          </draw:line>
        </draw:g>
        <draw:g>
          <draw:line draw:style-name="gr1" draw:text-style-name="P1" draw:layer="layout" svg:x1="0.629cm" svg:y1="0.585cm" svg:x2="2.893cm" svg:y2="0.585cm">
            <text:p/>
          </draw:line>
          <draw:line draw:style-name="gr1" draw:text-style-name="P1" draw:layer="layout" svg:x1="0.639cm" svg:y1="2.835cm" svg:x2="0.639cm" svg:y2="0.571cm">
            <text:p/>
          </draw:line>
        </draw:g>
        <draw:g>
          <draw:line draw:style-name="gr1" draw:text-style-name="P1" draw:layer="layout" svg:x1="0.629cm" svg:y1="0.585cm" svg:x2="2.893cm" svg:y2="0.585cm">
            <text:p/>
          </draw:line>
          <draw:line draw:style-name="gr1" draw:text-style-name="P1" draw:layer="layout" svg:x1="0.639cm" svg:y1="2.835cm" svg:x2="0.639cm" svg:y2="0.571cm">
            <text:p/>
          </draw:line>
        </draw:g>
        <draw:g>
          <draw:line draw:style-name="gr1" draw:text-style-name="P1" draw:layer="layout" svg:x1="0.629cm" svg:y1="0.585cm" svg:x2="2.893cm" svg:y2="0.585cm">
            <text:p/>
          </draw:line>
          <draw:line draw:style-name="gr1" draw:text-style-name="P1" draw:layer="layout" svg:x1="0.639cm" svg:y1="2.835cm" svg:x2="0.639cm" svg:y2="0.571cm">
            <text:p/>
          </draw:line>
        </draw:g>
        <draw:g>
          <draw:line draw:style-name="gr1" draw:text-style-name="P1" draw:layer="layout" svg:x1="8.105cm" svg:y1="0.648cm" svg:x2="5.841cm" svg:y2="0.648cm">
            <text:p/>
          </draw:line>
          <draw:line draw:style-name="gr1" draw:text-style-name="P1" draw:layer="layout" svg:x1="8.095cm" svg:y1="2.663cm" svg:x2="8.095cm" svg:y2="0.635cm">
            <text:p/>
          </draw:line>
        </draw:g>
        <draw:line draw:style-name="gr1" draw:text-style-name="P1" draw:layer="layout" svg:x1="0.594cm" svg:y1="7.575cm" svg:x2="1.485cm" svg:y2="7.575cm">
          <text:p/>
        </draw:line>
        <draw:line draw:style-name="gr1" draw:text-style-name="P1" draw:layer="layout" svg:x1="0.604cm" svg:y1="5.325cm" svg:x2="0.604cm" svg:y2="7.589cm">
          <text:p/>
        </draw:line>
        <draw:line draw:style-name="gr1" draw:text-style-name="P1" draw:layer="layout" svg:x1="8.131cm" svg:y1="7.595cm" svg:x2="6.844cm" svg:y2="7.595cm">
          <text:p/>
        </draw:line>
        <draw:line draw:style-name="gr1" draw:text-style-name="P1" draw:layer="layout" svg:x1="8.121cm" svg:y1="5.345cm" svg:x2="8.121cm" svg:y2="7.609cm">
          <text:p/>
        </draw:line>
        <draw:frame draw:style-name="gr2" draw:text-style-name="P3" draw:layer="layout" svg:width="3.216cm" svg:height="0.963cm" svg:x="2.858cm" svg:y="0.179cm">
          <draw:text-box>
            <text:p text:style-name="P2"><text:span text:style-name="T1">BOUNCE</text:span></text:p>
          </draw:text-box>
        </draw:frame>
        <draw:frame draw:style-name="gr3" draw:text-style-name="P2" draw:layer="layout" svg:width="3.048cm" svg:height="1.129cm" draw:transform="rotate (1.5707963267946) translate (0.228cm 5.623cm)">
          <draw:text-box>
            <text:p text:style-name="P2"><text:span text:style-name="T1">THROW</text:span></text:p>
          </draw:text-box>
        </draw:frame>
        <draw:frame draw:style-name="gr4" draw:text-style-name="P2" draw:layer="layout" svg:width="2.691cm" svg:height="0.963cm" draw:transform="rotate (-1.57079632679579) translate (8.491cm 2.7cm)">
          <draw:text-box>
            <text:p text:style-name="P2"><text:span text:style-name="T1">CATCH</text:span></text:p>
          </draw:text-box>
        </draw:frame>
        <draw:frame draw:style-name="gr5" draw:text-style-name="P3" draw:layer="layout" svg:width="2.157cm" svg:height="0.963cm" svg:x="1.34cm" svg:y="7.092cm">
          <draw:text-box>
            <text:p text:style-name="P2"><text:span text:style-name="T1">ROLL</text:span></text:p>
          </draw:text-box>
        </draw:frame>
        <draw:frame draw:style-name="gr6" draw:text-style-name="P4" draw:layer="layout" svg:width="5.005cm" svg:height="4.164cm" svg:x="1.977cm" svg:y="2.113cm">
          <draw:text-box>
            <text:p text:style-name="P4"><text:span text:style-name="T2">size <text:s text:c="2"/>= 3</text:span></text:p>
            <text:p text:style-name="P4"><text:span text:style-name="T2">shape <text:s/>= round</text:span></text:p>
            <text:p text:style-name="P4"><text:span text:style-name="T2">comp <text:s text:c="2"/>= rubber</text:span></text:p>
            <text:p text:style-name="P4"><text:span text:style-name="T2">weight = 2</text:span></text:p>
            <text:p text:style-name="P4"><text:span text:style-name="T2">color <text:s/>= yellow</text:span></text:p>
            <text:p text:style-name="P4"><text:span text:style-name="T2">speed <text:s/>= 32</text:span></text:p>
            <text:p text:style-name="P4"><text:span text:style-name="T2">pos <text:s text:c="3"/>= 4</text:span></text:p>
          </draw:text-box>
        </draw:frame>
        <draw:frame draw:style-name="gr7" draw:text-style-name="P3" draw:layer="layout" svg:width="2.238cm" svg:height="0.963cm" svg:x="4.764cm" svg:y="7.126cm">
          <draw:text-box>
            <text:p text:style-name="P2"><text:span text:style-name="T1">TOSS</text:span></text:p>
          </draw:text-box>
        </draw:frame>
        <draw:line draw:style-name="gr8" draw:text-style-name="P1" draw:layer="layout" svg:x1="3.38cm" svg:y1="7.625cm" svg:x2="4.88cm" svg:y2="7.6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creation-date>2009-01-20T22:54:48</meta:creation-date>
    <dc:date>2020-03-30T16:23:38.55</dc:date>
    <dc:language>en-US</dc:language>
    <meta:editing-cycles>8</meta:editing-cycles>
    <meta:editing-duration>PT7H40M8S</meta:editing-duration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